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/>
    </style:style>
    <style:style style:name="P18" style:parent-style-name="Normal" style:family="paragraph">
      <style:paragraph-properties fo:line-height="100%"/>
    </style:style>
    <style:style style:name="P19" style:parent-style-name="Normal" style:family="paragraph">
      <style:paragraph-properties fo:line-height="100%"/>
    </style:style>
  </office:automatic-styles>
  <office:body>
    <office:text text:use-soft-page-breaks="true">
      <text:p text:style-name="P1">Social Security Numbers:</text:p>
      <text:p text:style-name="P2"><text:tab/>123456789</text:p>
      <text:p text:style-name="P3"><text:tab/>123231234</text:p>
      <text:p text:style-name="P4"><text:tab/>850-23-9876</text:p>
      <text:p text:style-name="P5"><text:tab/>987654321</text:p>
      <text:p text:style-name="P6"><text:tab/>835-56-4321</text:p>
      <text:p text:style-name="P7"><text:tab/>735-89-9876</text:p>
      <text:p text:style-name="P8"/>
      <text:p text:style-name="P9">afterwards there are some other numbers that are not ssns:</text:p>
      <text:p text:style-name="P10">1234</text:p>
      <text:p text:style-name="P11">987065634657</text:p>
      <text:p text:style-name="P12">6789481234</text:p>
      <text:p text:style-name="P13"/>
      <text:p text:style-name="P14">509-281-3675</text:p>
      <text:p text:style-name="P15">the123-12-12345dkd</text:p>
      <text:p text:style-name="P16"><text:tab/></text:p>
      <text:p text:style-name="P17"><text:tab/></text:p>
      <text:p text:style-name="P18">count: 5</text:p>
      <text:p text:style-name="P19">priority: 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200%"/>
      <style:text-properties style:font-name="Times New Roman" fo:font-size="12pt" style:font-size-asian="12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even Kakoczky</meta:initial-creator>
    <dc:creator>Steven Kakoczky</dc:creator>
    <meta:creation-date>2011-12-07T02:45:00Z</meta:creation-date>
    <dc:date>2011-12-07T02:45:00Z</dc:date>
    <meta:template xlink:href="Normal.dotm" xlink:type="simple"/>
    <meta:editing-cycles>2</meta:editing-cycles>
    <meta:editing-duration>PT60S</meta:editing-duration>
    <meta:document-statistic meta:page-count="1" meta:paragraph-count="1" meta:word-count="36" meta:character-count="243" meta:row-count="1" meta:non-whitespace-character-count="208"/>
  </office:meta>
</office:document-meta>
</file>